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fileManager.processCopletInstances( ProfileHolder profile , Collection copletInstan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rofileManager.logout(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login(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setAspectChain( AspectChainImpl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fileManager.getCople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fileManag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fileManager.setRendererMap( final Map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fileManager.getCopletTyp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fileManager.checkAvailability( ProfileHolder profile , Layout lay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ProfileManager.processCopletDefinitions( Collection copletDefini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rofileManager.prepareObject( ProfileHolder profile , Object obje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ProfileManager.setCopletTypesMap( final Map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fileManager.saveUser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getProfileManagerAspect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fileManager.inform( User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fileManager.processLayout( ProfileHolder profile , Layout 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